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1.184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3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ff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0"/>
        <table:table-column table:style-name="co2" table:number-columns-repeated="5" table:default-cell-style-name="ce6"/>
        <table:table-column table:style-name="co2" table:default-cell-style-name="ce10"/>
        <table:table-column table:style-name="co2" table:default-cell-style-name="ce6"/>
        <table:table-row table:style-name="ro1">
          <table:table-cell table:style-name="ce1" office:value-type="string">
            <text:p> 販売終了  販売中 </text:p>
          </table:table-cell>
          <table:table-cell table:style-name="Default" table:number-columns-repeated="8"/>
        </table:table-row>
        <table:table-row table:style-name="ro2">
          <table:table-cell table:style-name="ce2" office:value-type="string">
            <text:p>モデルごとの仕様一覧表</text:p>
            <text:p>モデル</text:p>
          </table:table-cell>
          <table:table-cell table:style-name="Default" table:number-columns-repeated="8"/>
        </table:table-row>
        <table:table-row table:style-name="ro2">
          <table:table-cell table:style-name="ce2" office:value-type="string">
            <text:p>モデルごとの仕様一覧表</text:p>
            <text:p>モデル</text:p>
          </table:table-cell>
          <table:table-cell table:style-name="ce9" office:value-type="string">
            <text:p>Raspberry Pi 1</text:p>
            <text:p>Model A</text:p>
          </table:table-cell>
          <table:table-cell table:style-name="ce9" office:value-type="string">
            <text:p>Raspberry Pi 1</text:p>
            <text:p>Model A+</text:p>
          </table:table-cell>
          <table:table-cell table:style-name="ce9" office:value-type="string">
            <text:p>Raspberry Pi 1</text:p>
            <text:p>Model B</text:p>
          </table:table-cell>
          <table:table-cell table:style-name="ce9" office:value-type="string">
            <text:p>Raspberry Pi 1</text:p>
            <text:p>Model B+</text:p>
          </table:table-cell>
          <table:table-cell table:style-name="ce12" office:value-type="string">
            <text:p>Raspberry Pi 2</text:p>
            <text:p>Model B</text:p>
          </table:table-cell>
          <table:table-cell table:style-name="ce12" office:value-type="string">
            <text:p>Raspberry Pi 3</text:p>
            <text:p>Model B</text:p>
          </table:table-cell>
          <table:table-cell table:style-name="ce4" office:value-type="string">
            <text:p>Compute Module</text:p>
          </table:table-cell>
          <table:table-cell table:style-name="ce4" office:value-type="string">
            <text:p>Raspberry Pi Zero</text:p>
          </table:table-cell>
        </table:table-row>
        <table:table-row table:style-name="ro3">
          <table:table-cell table:style-name="ce3" office:value-type="string">
            <text:p>本体画像</text:p>
          </table:table-cell>
          <table:table-cell office:value-type="string">
            <text:p><text:a xlink:href="https://ja.wikipedia.org/wiki/ファイル:Raspberry_Pi_-_Model_A.jpg"> </text:a></text:p>
          </table:table-cell>
          <table:table-cell table:style-name="ce10" office:value-type="string">
            <text:p><text:a xlink:href="https://ja.wikipedia.org/wiki/ファイル:Raspberry_Pi_A%2B.jpg"> </text:a></text:p>
          </table:table-cell>
          <table:table-cell table:style-name="ce10" office:value-type="string">
            <text:p><text:a xlink:href="https://ja.wikipedia.org/wiki/ファイル:Front_of_Raspberry_Pi.jpg"> </text:a></text:p>
          </table:table-cell>
          <table:table-cell table:style-name="ce10" office:value-type="string">
            <text:p><text:a xlink:href="https://ja.wikipedia.org/wiki/ファイル:Raspberry_Pi_B%2B_top.jpg"> </text:a></text:p>
          </table:table-cell>
          <table:table-cell table:style-name="ce10" office:value-type="string">
            <text:p><text:a xlink:href="https://ja.wikipedia.org/wiki/ファイル:Raspberry_Pi_2_Model_B_v1.1_top_new_(bg_cut_out).jpg"> </text:a></text:p>
          </table:table-cell>
          <table:table-cell table:style-name="ce10" office:value-type="string">
            <text:p><text:a xlink:href="https://ja.wikipedia.org/wiki/ファイル:Raspberry_Pi_3_Model_B.png"> </text:a></text:p>
          </table:table-cell>
          <table:table-cell office:value-type="string">
            <text:p><text:a xlink:href="https://ja.wikipedia.org/wiki/ファイル:IO_Board_for_Raspberry_Pi_Compute_Module.png"> </text:a></text:p>
          </table:table-cell>
          <table:table-cell table:style-name="ce10" office:value-type="string">
            <text:p><text:a xlink:href="https://ja.wikipedia.org/wiki/ファイル:RPi_Zero.jpeg"> </text:a></text:p>
          </table:table-cell>
        </table:table-row>
        <table:table-row table:style-name="ro3">
          <table:table-cell table:style-name="ce3" office:value-type="string">
            <text:p>価格</text:p>
          </table:table-cell>
          <table:table-cell office:value-type="string">
            <text:p>$25</text:p>
          </table:table-cell>
          <table:table-cell table:style-name="ce10" office:value-type="string">
            <text:p>$20</text:p>
          </table:table-cell>
          <table:table-cell table:style-name="ce10" office:value-type="string">
            <text:p>$35<text:a xlink:href="https://ja.wikipedia.org/wiki/Raspberry_Pi#cite_note-B-Plus-Announcement-13">[13]</text:a><text:a xlink:href="https://ja.wikipedia.org/wiki/Raspberry_Pi#cite_note-14">[14]</text:a></text:p>
          </table:table-cell>
          <table:table-cell table:style-name="ce10" office:value-type="string">
            <text:p>$35→$25<text:a xlink:href="https://ja.wikipedia.org/wiki/Raspberry_Pi#cite_note-15">[15]</text:a></text:p>
          </table:table-cell>
          <table:table-cell table:style-name="ce10" office:value-type="string" table:number-columns-spanned="2" table:number-rows-spanned="1">
            <text:p>$35</text:p>
          </table:table-cell>
          <table:covered-table-cell/>
          <table:table-cell office:value-type="string">
            <text:p>$30</text:p>
          </table:table-cell>
          <table:table-cell table:style-name="ce10" office:value-type="string">
            <text:p>$5</text:p>
          </table:table-cell>
        </table:table-row>
        <table:table-row table:style-name="ro4">
          <table:table-cell table:style-name="ce4" office:value-type="string">
            <text:p><text:a xlink:href="https://ja.wikipedia.org/wiki/System-on-a-chip">SoC</text:a><text:a xlink:href="https://ja.wikipedia.org/wiki/Raspberry_Pi#cite_note-faq-3">[3]</text:a></text:p>
            <text:p>(CPU, GPU, DSP, SDRAM, USB)</text:p>
          </table:table-cell>
          <table:table-cell office:value-type="string" table:number-columns-spanned="4" table:number-rows-spanned="1">
            <text:p><text:a xlink:href="https://ja.wikipedia.org/wiki/Broadcom">Broadcom</text:a> BCM2835<text:a xlink:href="https://ja.wikipedia.org/wiki/Raspberry_Pi#cite_note-Broadcom-BCM2835-Website-16">[16]</text:a></text:p>
          </table:table-cell>
          <table:covered-table-cell table:number-columns-repeated="3"/>
          <table:table-cell table:style-name="ce10" office:value-type="string">
            <text:p>Broadcom BCM2836</text:p>
          </table:table-cell>
          <table:table-cell table:style-name="ce10" office:value-type="string">
            <text:p>Broadcom BCM2837</text:p>
          </table:table-cell>
          <table:table-cell office:value-type="string" table:number-columns-spanned="2" table:number-rows-spanned="1">
            <text:p>Broadcom BCM2835</text:p>
          </table:table-cell>
          <table:covered-table-cell/>
        </table:table-row>
        <table:table-row table:style-name="ro3">
          <table:table-cell table:style-name="ce5" office:value-type="string" table:number-columns-spanned="1" table:number-rows-spanned="5">
            <text:p><text:a xlink:href="https://ja.wikipedia.org/wiki/CPU">CPU</text:a></text:p>
          </table:table-cell>
          <table:table-cell office:value-type="string" table:number-columns-spanned="4" table:number-rows-spanned="1">
            <text:p>ARM1176JZF-S<text:a xlink:href="https://ja.wikipedia.org/wiki/Raspberry_Pi#cite_note-ARM1176JZF-S_Revision:r0p7_Technical_Reference_Manual-17">[17]</text:a></text:p>
          </table:table-cell>
          <table:covered-table-cell table:number-columns-repeated="3"/>
          <table:table-cell table:style-name="ce10" office:value-type="string">
            <text:p>ARM Cortex-A7</text:p>
          </table:table-cell>
          <table:table-cell table:style-name="ce10" office:value-type="string">
            <text:p>ARM Cortex-A53</text:p>
          </table:table-cell>
          <table:table-cell office:value-type="string" table:number-columns-spanned="2" table:number-rows-spanned="1">
            <text:p>ARM1176JZF-S</text:p>
          </table:table-cell>
          <table:covered-table-cell/>
        </table:table-row>
        <table:table-row table:style-name="ro3">
          <table:covered-table-cell/>
          <table:table-cell office:value-type="string" table:number-columns-spanned="4" table:number-rows-spanned="1">
            <text:p>シングルコア</text:p>
          </table:table-cell>
          <table:covered-table-cell table:number-columns-repeated="3"/>
          <table:table-cell table:style-name="ce10" office:value-type="string" table:number-columns-spanned="2" table:number-rows-spanned="1">
            <text:p>クアッドコア</text:p>
          </table:table-cell>
          <table:covered-table-cell/>
          <table:table-cell office:value-type="string" table:number-columns-spanned="2" table:number-rows-spanned="1">
            <text:p>シングルコア</text:p>
          </table:table-cell>
          <table:covered-table-cell/>
        </table:table-row>
        <table:table-row table:style-name="ro3">
          <table:covered-table-cell/>
          <table:table-cell office:value-type="string" table:number-columns-spanned="4" table:number-rows-spanned="1">
            <text:p>700 MHz</text:p>
          </table:table-cell>
          <table:covered-table-cell table:number-columns-repeated="3"/>
          <table:table-cell table:style-name="ce10" office:value-type="string">
            <text:p>900 MHz</text:p>
          </table:table-cell>
          <table:table-cell table:style-name="ce10" office:value-type="string">
            <text:p>1.2 GHz</text:p>
          </table:table-cell>
          <table:table-cell office:value-type="string">
            <text:p>700 MHz</text:p>
          </table:table-cell>
          <table:table-cell table:style-name="ce10" office:value-type="string">
            <text:p>1 GHz</text:p>
          </table:table-cell>
        </table:table-row>
        <table:table-row table:style-name="ro3">
          <table:covered-table-cell/>
          <table:table-cell office:value-type="string" table:number-columns-spanned="4" table:number-rows-spanned="1">
            <text:p>ARMv6</text:p>
          </table:table-cell>
          <table:covered-table-cell table:number-columns-repeated="3"/>
          <table:table-cell table:style-name="ce10" office:value-type="string">
            <text:p>ARMv7</text:p>
          </table:table-cell>
          <table:table-cell table:style-name="ce10" office:value-type="string">
            <text:p>ARMv8 (64bit)</text:p>
          </table:table-cell>
          <table:table-cell office:value-type="string" table:number-columns-spanned="2" table:number-rows-spanned="1">
            <text:p>ARMv6</text:p>
          </table:table-cell>
          <table:covered-table-cell/>
        </table:table-row>
        <table:table-row table:style-name="ro3">
          <table:covered-table-cell/>
          <table:table-cell office:value-type="string" table:number-columns-spanned="4" table:number-rows-spanned="1">
            <text:p>ARM11</text:p>
          </table:table-cell>
          <table:covered-table-cell table:number-columns-repeated="3"/>
          <table:table-cell table:style-name="ce10" office:value-type="string" table:number-columns-spanned="2" table:number-rows-spanned="1">
            <text:p>ARM Cortex-A</text:p>
          </table:table-cell>
          <table:covered-table-cell/>
          <table:table-cell office:value-type="string" table:number-columns-spanned="2" table:number-rows-spanned="1">
            <text:p>ARM11</text:p>
          </table:table-cell>
          <table:covered-table-cell/>
        </table:table-row>
        <table:table-row table:style-name="ro3">
          <table:table-cell table:style-name="ce5" office:value-type="string" table:number-columns-spanned="1" table:number-rows-spanned="5">
            <text:p><text:a xlink:href="https://ja.wikipedia.org/wiki/GPU">GPU</text:a></text:p>
          </table:table-cell>
          <table:table-cell office:value-type="string" table:number-columns-spanned="8" table:number-rows-spanned="1">
            <text:p>Broadcom VideoCore IV<text:a xlink:href="https://ja.wikipedia.org/wiki/Raspberry_Pi#cite_note-hq-qa-18">[18]</text:a></text:p>
          </table:table-cell>
          <table:covered-table-cell table:number-columns-repeated="5"/>
          <table:covered-table-cell table:style-name="ce6"/>
          <table:covered-table-cell/>
        </table:table-row>
        <table:table-row table:style-name="ro3">
          <table:covered-table-cell/>
          <table:table-cell table:style-name="ce6"/>
          <table:table-cell table:number-columns-repeated="5"/>
          <table:table-cell table:style-name="ce6"/>
          <table:table-cell/>
        </table:table-row>
        <table:table-row table:style-name="ro3">
          <table:covered-table-cell/>
          <table:table-cell office:value-type="string" table:number-columns-spanned="4" table:number-rows-spanned="1">
            <text:p>250 MHz</text:p>
          </table:table-cell>
          <table:covered-table-cell table:number-columns-repeated="3"/>
          <table:table-cell table:style-name="ce10" office:value-type="string">
            <text:p>400 MHz (3D 250 MHz)</text:p>
          </table:table-cell>
          <table:table-cell table:style-name="ce10" office:value-type="string">
            <text:p>400 MHz (3D 300 MHz)</text:p>
          </table:table-cell>
          <table:table-cell office:value-type="string" table:number-columns-spanned="2" table:number-rows-spanned="1">
            <text:p>250 MHz</text:p>
          </table:table-cell>
          <table:covered-table-cell/>
        </table:table-row>
        <table:table-row table:style-name="ro3">
          <table:covered-table-cell/>
          <table:table-cell office:value-type="string" table:number-columns-spanned="8" table:number-rows-spanned="1">
            <text:p><text:a xlink:href="https://ja.wikipedia.org/wiki/OpenGL_ES">OpenGL ES</text:a> 2.0 (24 G<text:a xlink:href="https://ja.wikipedia.org/wiki/FLOPS">FLOPS</text:a>)</text:p>
          </table:table-cell>
          <table:covered-table-cell table:number-columns-repeated="5"/>
          <table:covered-table-cell table:style-name="ce6"/>
          <table:covered-table-cell/>
        </table:table-row>
        <table:table-row table:style-name="ro5">
          <table:covered-table-cell/>
          <table:table-cell office:value-type="string" table:number-columns-spanned="5" table:number-rows-spanned="1">
            <text:p><text:a xlink:href="https://ja.wikipedia.org/wiki/MPEG-2">MPEG-2</text:a>, <text:a xlink:href="https://ja.wikipedia.org/wiki/VC-1">VC-1</text:a><text:a xlink:href="https://ja.wikipedia.org/wiki/Raspberry_Pi#cite_note-19">[注釈 1]</text:a>, <text:a xlink:href="https://ja.wikipedia.org/wiki/1080p">1080p30</text:a> <text:a xlink:href="https://ja.wikipedia.org/wiki/H.264/MPEG-4_AVC">H.264/MPEG-4 AVC</text:a> High Profile<text:a xlink:href="https://ja.wikipedia.org/wiki/Raspberry_Pi#cite_note-Broadcom-BCM2835-Website-16">[16]</text:a> ハードウェアデコーダ・エンコーダ</text:p>
          </table:table-cell>
          <table:covered-table-cell table:number-columns-repeated="4"/>
          <table:table-cell table:style-name="ce10" office:value-type="string">
            <text:p>（左記に加えて）1080p60</text:p>
          </table:table-cell>
          <table:table-cell office:value-type="string" table:number-columns-spanned="2" table:number-rows-spanned="1">
            <text:p>MPEG-2, VC-1, 1080p30 H.264/MPEG-4 AVC High Profile ハードウェアデコーダ・エンコーダ</text:p>
          </table:table-cell>
          <table:covered-table-cell/>
        </table:table-row>
        <table:table-row table:style-name="ro5">
          <table:table-cell table:style-name="ce2" office:value-type="string" table:number-columns-spanned="1" table:number-rows-spanned="2">
            <text:p>メモリ</text:p>
            <text:p>（GPUと共用）</text:p>
          </table:table-cell>
          <table:table-cell office:value-type="string" table:number-columns-spanned="2" table:number-rows-spanned="1">
            <text:p>256 MB</text:p>
          </table:table-cell>
          <table:covered-table-cell/>
          <table:table-cell table:style-name="ce10" office:value-type="string">
            <text:p>512 MB</text:p>
            <text:p>256 MB<text:a xlink:href="https://ja.wikipedia.org/wiki/Raspberry_Pi#cite_note-20">[注釈 2]</text:a></text:p>
          </table:table-cell>
          <table:table-cell table:style-name="ce10" office:value-type="string">
            <text:p>512 MB</text:p>
          </table:table-cell>
          <table:table-cell table:style-name="ce10" office:value-type="string" table:number-columns-spanned="2" table:number-rows-spanned="1">
            <text:p>1 GB</text:p>
          </table:table-cell>
          <table:covered-table-cell/>
          <table:table-cell office:value-type="string" table:number-columns-spanned="2" table:number-rows-spanned="1">
            <text:p>512 MB</text:p>
          </table:table-cell>
          <table:covered-table-cell/>
        </table:table-row>
        <table:table-row table:style-name="ro3">
          <table:covered-table-cell/>
          <table:table-cell office:value-type="string" table:number-columns-spanned="8" table:number-rows-spanned="1">
            <text:p>LPDDR2 SDRAM</text:p>
          </table:table-cell>
          <table:covered-table-cell table:number-columns-repeated="5"/>
          <table:covered-table-cell table:style-name="ce6"/>
          <table:covered-table-cell/>
        </table:table-row>
        <table:table-row table:style-name="ro5">
          <table:table-cell table:style-name="ce2" office:value-type="string">
            <text:p>USB 2.0 ポート<text:a xlink:href="https://ja.wikipedia.org/wiki/Raspberry_Pi#cite_note-VerifiedPeripheralList-7">[7]</text:a></text:p>
          </table:table-cell>
          <table:table-cell office:value-type="float" office:value="1" table:number-columns-spanned="2" table:number-rows-spanned="1">
            <text:p>1</text:p>
          </table:table-cell>
          <table:covered-table-cell/>
          <table:table-cell table:style-name="ce10" office:value-type="string">
            <text:p>2</text:p>
            <text:p>(LAN9512内蔵ハブ)<text:a xlink:href="https://ja.wikipedia.org/wiki/Raspberry_Pi#cite_note-SMSC-LAN9512-Website-21">[19]</text:a></text:p>
          </table:table-cell>
          <table:table-cell table:style-name="ce10" office:value-type="string" table:number-columns-spanned="3" table:number-rows-spanned="1">
            <text:p>4</text:p>
            <text:p>(LAN9514内蔵ハブ)<text:a xlink:href="https://ja.wikipedia.org/wiki/Raspberry_Pi#cite_note-LAN9514-22">[20]</text:a></text:p>
          </table:table-cell>
          <table:covered-table-cell table:number-columns-repeated="2"/>
          <table:table-cell office:value-type="string">
            <text:p>2 (USB, microUSB)</text:p>
          </table:table-cell>
          <table:table-cell table:style-name="ce10" office:value-type="string">
            <text:p>1 (microUSB)</text:p>
          </table:table-cell>
        </table:table-row>
        <table:table-row table:style-name="ro5">
          <table:table-cell table:style-name="ce3" office:value-type="string">
            <text:p>映像入力</text:p>
          </table:table-cell>
          <table:table-cell office:value-type="string" table:number-columns-spanned="6" table:number-rows-spanned="1">
            <text:p>15ピンMIPIカメラインターフェース (CSI)<text:a xlink:href="https://ja.wikipedia.org/wiki/Raspberry_Pi#cite_note-23">[注釈 3]</text:a></text:p>
          </table:table-cell>
          <table:covered-table-cell table:number-columns-repeated="5"/>
          <table:table-cell office:value-type="string">
            <text:p>MIPI x 2</text:p>
          </table:table-cell>
          <table:table-cell table:style-name="ce10" office:value-type="string">
            <text:p>v1.3より専用カメラインターフェース (CSI)<text:a xlink:href="https://ja.wikipedia.org/wiki/Raspberry_Pi#cite_note-24">[21]</text:a></text:p>
          </table:table-cell>
        </table:table-row>
        <table:table-row table:style-name="ro3">
          <table:table-cell table:style-name="ce3" office:value-type="string">
            <text:p>映像出力<text:a xlink:href="https://ja.wikipedia.org/wiki/Raspberry_Pi#cite_note-faq-3">[3]</text:a></text:p>
          </table:table-cell>
          <table:table-cell office:value-type="string" table:number-columns-spanned="6" table:number-rows-spanned="1">
            <text:p><text:a xlink:href="https://ja.wikipedia.org/wiki/コンポジット映像信号">コンポジット</text:a> <text:a xlink:href="https://ja.wikipedia.org/wiki/RCA端子">RCA</text:a> (<text:a xlink:href="https://ja.wikipedia.org/wiki/PAL">PAL</text:a> / <text:a xlink:href="https://ja.wikipedia.org/wiki/NTSC">NTSC</text:a>) , <text:a xlink:href="https://ja.wikipedia.org/wiki/HDMI">HDMI</text:a> 1.3 / 1.4<text:a xlink:href="https://ja.wikipedia.org/wiki/Raspberry_Pi#cite_note-quickguide-25">[22]</text:a>, DSI</text:p>
          </table:table-cell>
          <table:covered-table-cell table:number-columns-repeated="5"/>
          <table:table-cell office:value-type="string">
            <text:p>HDMI, DSI x 2</text:p>
          </table:table-cell>
          <table:table-cell table:style-name="ce10" office:value-type="string">
            <text:p>Mini HDMI</text:p>
          </table:table-cell>
        </table:table-row>
        <table:table-row table:style-name="ro3">
          <table:table-cell table:style-name="ce3" office:value-type="string">
            <text:p>音声入力</text:p>
          </table:table-cell>
          <table:table-cell office:value-type="string" table:number-columns-spanned="7" table:number-rows-spanned="1">
            <text:p><text:a xlink:href="https://ja.wikipedia.org/wiki/Inter-IC_Sound">I²S</text:a></text:p>
          </table:table-cell>
          <table:covered-table-cell table:number-columns-repeated="5"/>
          <table:covered-table-cell table:style-name="ce6"/>
          <table:table-cell/>
        </table:table-row>
        <table:table-row table:style-name="ro3">
          <table:table-cell table:style-name="ce3" office:value-type="string">
            <text:p>音声出力<text:a xlink:href="https://ja.wikipedia.org/wiki/Raspberry_Pi#cite_note-faq-3">[3]</text:a></text:p>
          </table:table-cell>
          <table:table-cell office:value-type="string" table:number-columns-spanned="6" table:number-rows-spanned="1">
            <text:p><text:a xlink:href="https://ja.wikipedia.org/wiki/フォーンプラグ">3.5 mm ジャック</text:a>, HDMI, I²S</text:p>
          </table:table-cell>
          <table:covered-table-cell table:number-columns-repeated="5"/>
          <table:table-cell office:value-type="string">
            <text:p>HDMI, I²S</text:p>
          </table:table-cell>
          <table:table-cell/>
        </table:table-row>
        <table:table-row table:style-name="ro3">
          <table:table-cell table:style-name="ce5" office:value-type="string">
            <text:p><text:a xlink:href="https://ja.wikipedia.org/wiki/電子媒体">ストレージ</text:a><text:a xlink:href="https://ja.wikipedia.org/wiki/Raspberry_Pi#cite_note-VerifiedPeripheralList-7">[7]</text:a></text:p>
          </table:table-cell>
          <table:table-cell office:value-type="string">
            <text:p><text:a xlink:href="https://ja.wikipedia.org/wiki/SDメモリーカード">SDカード</text:a> / <text:a xlink:href="https://ja.wikipedia.org/wiki/MultiMediaCard">MMC</text:a></text:p>
          </table:table-cell>
          <table:table-cell table:style-name="ce10" office:value-type="string">
            <text:p>microSDカード</text:p>
          </table:table-cell>
          <table:table-cell table:style-name="ce10" office:value-type="string">
            <text:p>SDカード / MMC</text:p>
          </table:table-cell>
          <table:table-cell table:style-name="ce10" office:value-type="string" table:number-columns-spanned="3" table:number-rows-spanned="1">
            <text:p>microSDカード</text:p>
          </table:table-cell>
          <table:covered-table-cell table:number-columns-repeated="2"/>
          <table:table-cell office:value-type="string">
            <text:p>4 GB eMMC</text:p>
          </table:table-cell>
          <table:table-cell table:style-name="ce10" office:value-type="string">
            <text:p>microSDカード</text:p>
          </table:table-cell>
        </table:table-row>
        <table:table-row table:style-name="ro3">
          <table:table-cell table:style-name="ce3" office:value-type="string" table:number-columns-spanned="1" table:number-rows-spanned="5">
            <text:p>ネットワーク<text:a xlink:href="https://ja.wikipedia.org/wiki/Raspberry_Pi#cite_note-faq-3">[3]</text:a><text:a xlink:href="https://ja.wikipedia.org/wiki/Raspberry_Pi#cite_note-VerifiedPeripheralList-7">[7]</text:a></text:p>
          </table:table-cell>
          <table:table-cell table:style-name="ce11" office:value-type="string" table:number-columns-spanned="2" table:number-rows-spanned="2">
            <text:p>N/A</text:p>
          </table:table-cell>
          <table:covered-table-cell/>
          <table:table-cell table:style-name="ce10" office:value-type="string">
            <text:p>LAN9512<text:a xlink:href="https://ja.wikipedia.org/wiki/Raspberry_Pi#cite_note-SMSC-LAN9512-Website-21">[19]</text:a></text:p>
          </table:table-cell>
          <table:table-cell table:style-name="ce10" office:value-type="string" table:number-columns-spanned="3" table:number-rows-spanned="1">
            <text:p>LAN9514<text:a xlink:href="https://ja.wikipedia.org/wiki/Raspberry_Pi#cite_note-LAN9514-22">[20]</text:a></text:p>
          </table:table-cell>
          <table:covered-table-cell table:number-columns-repeated="2"/>
          <table:table-cell table:style-name="ce11" office:value-type="string" table:number-columns-spanned="2" table:number-rows-spanned="5">
            <text:p>N/A</text:p>
          </table:table-cell>
          <table:covered-table-cell/>
        </table:table-row>
        <table:table-row table:style-name="ro3">
          <table:covered-table-cell/>
          <table:covered-table-cell table:style-name="ce6"/>
          <table:covered-table-cell/>
          <table:table-cell table:style-name="ce10" office:value-type="string" table:number-columns-spanned="4" table:number-rows-spanned="1">
            <text:p>10/100 Mbps イーサネット</text:p>
          </table:table-cell>
          <table:covered-table-cell table:number-columns-repeated="3"/>
          <table:covered-table-cell table:style-name="ce6"/>
          <table:covered-table-cell/>
        </table:table-row>
        <table:table-row table:style-name="ro3">
          <table:covered-table-cell/>
          <table:table-cell table:style-name="ce11" office:value-type="string" table:number-columns-spanned="5" table:number-rows-spanned="3">
            <text:p>N/A</text:p>
          </table:table-cell>
          <table:covered-table-cell table:number-columns-repeated="4"/>
          <table:table-cell table:style-name="ce10" office:value-type="string">
            <text:p>Broadcom BCM43143</text:p>
          </table:table-cell>
          <table:covered-table-cell table:style-name="ce6"/>
          <table:covered-table-cell/>
        </table:table-row>
        <table:table-row table:style-name="ro5">
          <table:covered-table-cell/>
          <table:covered-table-cell table:style-name="ce6"/>
          <table:covered-table-cell table:number-columns-repeated="4"/>
          <table:table-cell table:style-name="ce10" office:value-type="string">
            <text:p>IEEE 802.11 b/g/n 2.4 GHz</text:p>
          </table:table-cell>
          <table:covered-table-cell table:style-name="ce6"/>
          <table:covered-table-cell/>
        </table:table-row>
        <table:table-row table:style-name="ro5">
          <table:covered-table-cell/>
          <table:covered-table-cell table:style-name="ce6"/>
          <table:covered-table-cell table:number-columns-repeated="4"/>
          <table:table-cell table:style-name="ce10" office:value-type="string">
            <text:p><text:a xlink:href="https://ja.wikipedia.org/wiki/Bluetooth">Bluetooth</text:a> 4.1, Bluetooth Low Energy</text:p>
          </table:table-cell>
          <table:covered-table-cell table:style-name="ce6"/>
          <table:covered-table-cell/>
        </table:table-row>
        <table:table-row table:style-name="ro6">
          <table:table-cell table:style-name="ce3" office:value-type="string">
            <text:p>低レベル周辺機器<text:a xlink:href="https://ja.wikipedia.org/wiki/Raspberry_Pi#cite_note-26">[注釈 4]</text:a></text:p>
          </table:table-cell>
          <table:table-cell office:value-type="string">
            <text:p><text:a xlink:href="https://ja.wikipedia.org/wiki/GPIO">GPIO</text:a> 26 ピン</text:p>
            <text:p>内訳：8 × <text:a xlink:href="https://ja.wikipedia.org/wiki/GPIO">GPIO</text:a>, <text:a xlink:href="https://ja.wikipedia.org/wiki/UART">UART</text:a>, <text:a xlink:href="https://ja.wikipedia.org/wiki/I²C">I²C</text:a>, <text:a xlink:href="https://ja.wikipedia.org/wiki/シリアル・ペリフェラル・インタフェース">SPI</text:a>と2つのチップセレクト, +3.3 V, +5 V<text:a xlink:href="https://ja.wikipedia.org/wiki/Raspberry_Pi#cite_note-not5v-27">[注釈 5]</text:a>, 接地<text:a xlink:href="https://ja.wikipedia.org/wiki/Raspberry_Pi#cite_note-hq-qa-18">[18]</text:a><text:a xlink:href="https://ja.wikipedia.org/wiki/Raspberry_Pi#cite_note-28">[23]</text:a></text:p>
          </table:table-cell>
          <table:table-cell table:style-name="ce10" office:value-type="string">
            <text:p><text:a xlink:href="https://ja.wikipedia.org/wiki/GPIO">GPIO</text:a> 40 ピン</text:p>
          </table:table-cell>
          <table:table-cell table:style-name="ce10" office:value-type="string">
            <text:p><text:a xlink:href="https://ja.wikipedia.org/wiki/GPIO">GPIO</text:a> 26 ピン</text:p>
            <text:p>内訳：8 × <text:a xlink:href="https://ja.wikipedia.org/wiki/GPIO">GPIO</text:a>, UART, I²C, SPIと2つのチップセレクト, +3.3 V, +5 V<text:a xlink:href="https://ja.wikipedia.org/wiki/Raspberry_Pi#cite_note-not5v-27">[注釈 5]</text:a>4110, 接地<text:a xlink:href="https://ja.wikipedia.org/wiki/Raspberry_Pi#cite_note-hq-qa-18">[18]</text:a><text:a xlink:href="https://ja.wikipedia.org/wiki/Raspberry_Pi#cite_note-29">[24]</text:a></text:p>
          </table:table-cell>
          <table:table-cell table:style-name="ce10" office:value-type="string" table:number-columns-spanned="3" table:number-rows-spanned="1">
            <text:p><text:a xlink:href="https://ja.wikipedia.org/wiki/GPIO">GPIO</text:a> 40 ピン</text:p>
          </table:table-cell>
          <table:covered-table-cell table:number-columns-repeated="2"/>
          <table:table-cell office:value-type="string">
            <text:p><text:a xlink:href="https://ja.wikipedia.org/wiki/GPIO">GPIO</text:a> 46 ピン</text:p>
          </table:table-cell>
          <table:table-cell table:style-name="ce10" office:value-type="string">
            <text:p><text:a xlink:href="https://ja.wikipedia.org/wiki/GPIO">GPIO</text:a> 40 ピン</text:p>
          </table:table-cell>
        </table:table-row>
        <table:table-row table:style-name="ro5">
          <table:table-cell table:style-name="ce3" office:value-type="string">
            <text:p>電源</text:p>
          </table:table-cell>
          <table:table-cell office:value-type="string">
            <text:p>300 mA (1.5 W)<text:a xlink:href="https://ja.wikipedia.org/wiki/Raspberry_Pi#cite_note-faq-3">[3]</text:a></text:p>
          </table:table-cell>
          <table:table-cell table:style-name="ce10" office:value-type="string">
            <text:p>200 mA (1 W)</text:p>
          </table:table-cell>
          <table:table-cell table:style-name="ce10" office:value-type="string">
            <text:p>700 mA (3.5 W)</text:p>
          </table:table-cell>
          <table:table-cell table:style-name="ce10" office:value-type="string">
            <text:p>600 mA (3.0 W)</text:p>
          </table:table-cell>
          <table:table-cell table:style-name="ce10" office:value-type="string">
            <text:p>900 mA (4.5 - 5.5 W)</text:p>
            <text:p>最大 1.8 A (9 W)<text:a xlink:href="https://ja.wikipedia.org/wiki/Raspberry_Pi#cite_note-faqpower-30">[25]</text:a></text:p>
          </table:table-cell>
          <table:table-cell table:style-name="ce10" office:value-type="string">
            <text:p>1.4A (7 W)<text:a xlink:href="https://ja.wikipedia.org/wiki/Raspberry_Pi#cite_note-faqpower-30">[25]</text:a></text:p>
            <text:p>最大 2.5 A (12.5 W)<text:a xlink:href="https://ja.wikipedia.org/wiki/Raspberry_Pi#cite_note-raspberrypi3onsale-12">[12]</text:a></text:p>
          </table:table-cell>
          <table:table-cell office:value-type="string">
            <text:p>200 mA (1 W)</text:p>
          </table:table-cell>
          <table:table-cell table:style-name="ce10" office:value-type="string">
            <text:p>100 - 140mA (0.5 - 0.7W)<text:a xlink:href="https://ja.wikipedia.org/wiki/Raspberry_Pi#cite_note-raspitv_zero-31">[26]</text:a></text:p>
          </table:table-cell>
        </table:table-row>
        <table:table-row table:style-name="ro3">
          <table:table-cell table:style-name="ce3" office:value-type="string" table:number-columns-spanned="1" table:number-rows-spanned="2">
            <text:p>電源ソース<text:a xlink:href="https://ja.wikipedia.org/wiki/Raspberry_Pi#cite_note-faq-3">[3]</text:a></text:p>
          </table:table-cell>
          <table:table-cell office:value-type="string" table:number-columns-spanned="6" table:number-rows-spanned="1">
            <text:p><text:a xlink:href="https://ja.wikipedia.org/wiki/USB#Mini_and_Micro_connectors">microUSB</text:a> または <text:a xlink:href="https://ja.wikipedia.org/wiki/GPIO">GPIO</text:a></text:p>
          </table:table-cell>
          <table:covered-table-cell table:number-columns-repeated="5"/>
          <table:table-cell table:style-name="ce13" office:value-type="string">
            <text:p/>
          </table:table-cell>
          <table:table-cell table:style-name="ce10" office:value-type="string">
            <text:p><text:a xlink:href="https://ja.wikipedia.org/wiki/USB#Mini_and_Micro_connectors">microUSB</text:a> または <text:a xlink:href="https://ja.wikipedia.org/wiki/GPIO">GPIO</text:a></text:p>
          </table:table-cell>
        </table:table-row>
        <table:table-row table:style-name="ro3">
          <table:covered-table-cell/>
          <table:table-cell office:value-type="string" table:number-columns-spanned="8" table:number-rows-spanned="1">
            <text:p>5 V</text:p>
          </table:table-cell>
          <table:covered-table-cell table:number-columns-repeated="5"/>
          <table:covered-table-cell table:style-name="ce6"/>
          <table:covered-table-cell/>
        </table:table-row>
        <table:table-row table:style-name="ro3">
          <table:table-cell table:style-name="ce3" office:value-type="string">
            <text:p>質量</text:p>
          </table:table-cell>
          <table:table-cell office:value-type="string">
            <text:p>45 g</text:p>
          </table:table-cell>
          <table:table-cell table:style-name="ce10" office:value-type="string">
            <text:p>23 g</text:p>
          </table:table-cell>
          <table:table-cell table:style-name="ce10" office:value-type="string" table:number-columns-spanned="4" table:number-rows-spanned="1">
            <text:p>45 g</text:p>
          </table:table-cell>
          <table:covered-table-cell table:number-columns-repeated="3"/>
          <table:table-cell office:value-type="string">
            <text:p>7 g<text:a xlink:href="https://ja.wikipedia.org/wiki/Raspberry_Pi#cite_note-CM-Announcement-Comment-James-Adams-Weight-32">[27]</text:a></text:p>
          </table:table-cell>
          <table:table-cell table:style-name="ce10" office:value-type="string">
            <text:p>9 g</text:p>
          </table:table-cell>
        </table:table-row>
        <table:table-row table:style-name="ro2">
          <table:table-cell table:style-name="ce2" office:value-type="string">
            <text:p>大きさ</text:p>
            <text:p>（コネクター部の突起を除く）</text:p>
          </table:table-cell>
          <table:table-cell office:value-type="string">
            <text:p>85.60 mm × 56.5 mm (3.370 in × 2.22 in)</text:p>
          </table:table-cell>
          <table:table-cell table:style-name="ce10" office:value-type="string">
            <text:p>65 mm × 56.5 mm (2.6 in × 2.22 in)</text:p>
          </table:table-cell>
          <table:table-cell table:style-name="ce10" office:value-type="string" table:number-columns-spanned="4" table:number-rows-spanned="1">
            <text:p>85.60 mm × 56.5 mm (3.370 in × 2.22 in)</text:p>
          </table:table-cell>
          <table:covered-table-cell table:number-columns-repeated="3"/>
          <table:table-cell office:value-type="string">
            <text:p>67.6 mm × 30 mm (2.66 in × 1.2 in)</text:p>
          </table:table-cell>
          <table:table-cell table:style-name="ce10" office:value-type="string">
            <text:p>65 mm × 30 mm (2.6 in × 1.2 in)</text:p>
          </table:table-cell>
        </table:table-row>
        <table:table-row table:style-name="ro7">
          <table:table-cell table:style-name="ce2" office:value-type="string">
            <text:p>公式に提供されるOS</text:p>
          </table:table-cell>
          <table:table-cell office:value-type="string" table:number-columns-spanned="4" table:number-rows-spanned="1">
            <text:p><text:a xlink:href="https://ja.wikipedia.org/wiki/Debian">Debian</text:a>, <text:a xlink:href="https://ja.wikipedia.org/wiki/Fedora">Fedora</text:a>, <text:a xlink:href="https://ja.wikipedia.org/wiki/Arch_Linux">Arch Linux</text:a>, <text:a xlink:href="https://ja.wikipedia.org/wiki/RISC_OS">RISC OS</text:a></text:p>
          </table:table-cell>
          <table:covered-table-cell table:number-columns-repeated="3"/>
          <table:table-cell table:style-name="ce10" office:value-type="string" table:number-columns-spanned="2" table:number-rows-spanned="1">
            <text:p>（左記に加えて）<text:a xlink:href="https://ja.wikipedia.org/wiki/Ubuntu">Ubuntu</text:a>, <text:a xlink:href="https://ja.wikipedia.org/wiki/Microsoft_Windows_10_IoT">Windows 10 IoT Core</text:a></text:p>
          </table:table-cell>
          <table:covered-table-cell/>
          <table:table-cell office:value-type="string" table:number-columns-spanned="2" table:number-rows-spanned="1">
            <text:p>Debian, Fedora, Arch Linux, RISC OS</text:p>
          </table:table-cell>
          <table:covered-table-cell/>
        </table:table-row>
        <table:table-row table:style-name="ro5">
          <table:table-cell table:style-name="ce3" office:value-type="string">
            <text:p>モデル</text:p>
          </table:table-cell>
          <table:table-cell table:style-name="ce4" office:value-type="string">
            <text:p>Raspberry Pi 1</text:p>
            <text:p>Model A</text:p>
          </table:table-cell>
          <table:table-cell table:style-name="ce4" office:value-type="string">
            <text:p>Raspberry Pi 1</text:p>
            <text:p>Model A+</text:p>
          </table:table-cell>
          <table:table-cell table:style-name="ce4" office:value-type="string">
            <text:p>Raspberry Pi 1</text:p>
            <text:p>Model B</text:p>
          </table:table-cell>
          <table:table-cell table:style-name="ce4" office:value-type="string">
            <text:p>Raspberry Pi 1</text:p>
            <text:p>Model B+</text:p>
          </table:table-cell>
          <table:table-cell table:style-name="ce4" office:value-type="string">
            <text:p>Raspberry Pi 2</text:p>
            <text:p>Model B</text:p>
          </table:table-cell>
          <table:table-cell table:style-name="ce4" office:value-type="string">
            <text:p>Raspberry Pi 3</text:p>
            <text:p>Model B</text:p>
          </table:table-cell>
          <table:table-cell table:style-name="ce4" office:value-type="string">
            <text:p>Compute Module</text:p>
          </table:table-cell>
          <table:table-cell table:style-name="ce4" office:value-type="string">
            <text:p>Raspberry Pi Zero</text:p>
          </table:table-cell>
        </table:table-row>
        <table:table-row table:style-name="ro8">
          <table:table-cell table:style-name="ce7" office:value-type="string">
            <text:p><text:a xlink:href="https://ja.wikipedia.org/wiki/Raspberry_Pi#cite_ref-19">^</text:a> 別売のライセンスが必要。</text:p>
          </table:table-cell>
          <table:table-cell table:style-name="Default" table:number-columns-repeated="8"/>
        </table:table-row>
        <table:table-row table:style-name="ro9">
          <table:table-cell table:style-name="ce8" office:value-type="string">
            <text:p><text:a xlink:href="https://ja.wikipedia.org/wiki/Raspberry_Pi#cite_ref-20">^</text:a> 2012年10月14日以前の発送分。</text:p>
          </table:table-cell>
          <table:table-cell table:style-name="Default" table:number-columns-repeated="8"/>
        </table:table-row>
        <table:table-row table:style-name="ro10">
          <table:table-cell table:style-name="ce8" office:value-type="string">
            <text:p><text:a xlink:href="https://ja.wikipedia.org/wiki/Raspberry_Pi#cite_ref-23">^</text:a> 別売のRaspberry Pi用カメラの接続が可能。</text:p>
          </table:table-cell>
          <table:table-cell table:style-name="Default" table:number-columns-repeated="8"/>
        </table:table-row>
        <table:table-row table:style-name="ro11">
          <table:table-cell table:style-name="ce8" office:value-type="string">
            <text:p><text:a xlink:href="https://ja.wikipedia.org/wiki/Raspberry_Pi#cite_ref-26">^</text:a> Model BのRev.1とRev.2では、<text:a xlink:href="https://ja.wikipedia.org/wiki/GPIO">GPIO</text:a>ポートのピン配列が異なる。</text:p>
          </table:table-cell>
          <table:table-cell table:style-name="Default" table:number-columns-repeated="8"/>
        </table:table-row>
        <table:table-row table:style-name="ro12">
          <table:table-cell table:style-name="ce1" office:value-type="string">
            <text:p>^ <text:a xlink:href="https://ja.wikipedia.org/wiki/Raspberry_Pi#cite_ref-not5v_27-0">a</text:a> <text:a xlink:href="https://ja.wikipedia.org/wiki/Raspberry_Pi#cite_ref-not5v_27-1">b</text:a> Raspberry Piの内部は3.3Vの電源で動作しており、GPIO入力へ5Vを接続することはできない。</text:p>
          </table:table-cell>
          <table:table-cell table:style-name="Default"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2016/06/27</text:date>, <text:time>21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06:47:18.08</meta:creation-date>
    <dc:date>2016-06-27T21:59:04.57</dc:date>
    <meta:editing-duration>P1DT14H41M5S</meta:editing-duration>
    <meta:editing-cycles>1</meta:editing-cycles>
    <meta:document-statistic meta:table-count="3" meta:cell-count="157" meta:object-count="0"/>
    <meta:generator>OpenOffice/4.1.2$Win32 OpenOffice.org_project/412m3$Build-9782</meta:generator>
  </office:meta>
</office:document-meta>
</file>